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ahnschrift" svg:font-family="Bahnschrift" style:font-family-generic="swiss" style:font-pitch="variable"/>
    <style:font-face style:name="Calibri" svg:font-family="Calibri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co1" style:family="table-column">
      <style:table-column-properties style:column-width="5.239cm" style:use-optimal-column-width="false"/>
    </style:style>
    <style:style style:name="co2" style:family="table-column">
      <style:table-column-properties style:column-width="1.27cm" style:use-optimal-column-width="false"/>
    </style:style>
    <style:style style:name="ro1" style:family="table-row">
      <style:table-row-properties style:row-height="0.965cm"/>
    </style:style>
    <style:style style:name="ro2" style:family="table-row">
      <style:table-row-properties style:row-height="0cm"/>
    </style:style>
    <style:style style:name="ce1" style:family="table-cell">
      <loext:graphic-properties draw:textarea-vertical-align="bottom"/>
    </style:style>
    <style:style style:name="ce2" style:family="table-cell">
      <style:text-properties fo:font-size="12pt" style:font-size-asian="12pt" style:font-size-complex="12pt"/>
    </style:style>
    <style:style style:name="P1" style:family="paragraph">
      <style:text-properties style:font-name="Bahnschrift" fo:font-size="15pt" style:font-size-asian="15pt" style:font-name-complex="Bahnschrift" style:font-size-complex="15pt"/>
    </style:style>
    <style:style style:name="P2" style:family="paragraph">
      <style:text-properties style:font-name="Calibri" fo:font-size="12pt" style:font-size-asian="12pt" style:font-name-complex="Calibri" style:font-size-complex="12pt"/>
    </style:style>
    <style:style style:name="P3" style:family="paragraph">
      <style:paragraph-properties fo:margin-left="0cm" fo:margin-right="0cm" fo:text-align="end" fo:text-indent="0cm"/>
      <style:text-properties style:font-name="Bahnschrift" fo:font-size="15pt" style:font-size-asian="15pt" style:font-name-complex="Bahnschrift" style:font-size-complex="15pt"/>
    </style:style>
    <style:style style:name="P4" style:family="paragraph">
      <style:paragraph-properties fo:text-align="end"/>
      <style:text-properties style:font-name="Bahnschrift" fo:font-size="15pt" style:font-size-asian="15pt" style:font-name-complex="Bahnschrift" style:font-size-complex="15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1.588cm" svg:height="20.469cm" svg:x="4.865cm" svg:y="3.95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row table:style-name="ro1" table:default-cell-style-name="ce2">
              <table:table-cell table:style-name="ce1">
                <text:p text:style-name="P1">DEEL 1</text:p>
              </table:table-cell>
              <table:table-cell>
                <text:p text:style-name="P2"><text:span text:style-name="T1">1e spel</text:span></text:p>
              </table:table-cell>
              <table:table-cell>
                <text:p text:style-name="P2"><text:span text:style-name="T1">2e spel</text:span></text:p>
              </table:table-cell>
              <table:table-cell>
                <text:p text:style-name="P2"><text:span text:style-name="T1">3e spel</text:span></text:p>
              </table:table-cell>
              <table:table-cell>
                <text:p text:style-name="P2"><text:span text:style-name="T1">4e spel</text:span></text:p>
              </table:table-cell>
              <table:table-cell>
                <text:p text:style-name="P2"><text:span text:style-name="T1">5e spel</text:span></text:p>
              </table:table-cell>
            </table:table-row>
            <table:table-row table:style-name="ro2" table:default-cell-style-name="gray2">
              <table:table-cell>
                <text:p text:style-name="P3">ENEN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gray1">
              <table:table-cell>
                <text:p text:style-name="P3">TWEEËN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gray2">
              <table:table-cell>
                <text:p text:style-name="P3">DRIEËN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gray1">
              <table:table-cell>
                <text:p text:style-name="P3">VIEREN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gray2">
              <table:table-cell>
                <text:p text:style-name="P3">VIJVEN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gray1">
              <table:table-cell>
                <text:p text:style-name="P3">ZESSEN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gray2">
              <table:table-cell>
                <text:p text:style-name="P3">TOTAAL AANTAL PUNTEN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gray1">
              <table:table-cell>
                <text:p text:style-name="P3">BONUS (+35)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gray2">
              <table:table-cell>
                <text:p text:style-name="P3">TOTAAL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gray1">
              <table:table-cell table:style-name="ce1">
                <text:p text:style-name="P1">DEEL 2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gray2">
              <table:table-cell>
                <text:p text:style-name="P4">THREE OF A KIND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gray1">
              <table:table-cell>
                <text:p text:style-name="P4">FOUR OF A KIND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gray2">
              <table:table-cell>
                <text:p text:style-name="P4">FULL HOUSE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gray1">
              <table:table-cell>
                <text:p text:style-name="P4">KLEINE STRAAT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gray2">
              <table:table-cell>
                <text:p text:style-name="P4">GROTE STRAAT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gray1">
              <table:table-cell>
                <text:p text:style-name="P4">YAHTZEE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gray2">
              <table:table-cell>
                <text:p text:style-name="P4">KANS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gray1">
              <table:table-cell>
                <text:p text:style-name="P4">TOTAAL AANTAL PUNTEN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gray2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gray1">
              <table:table-cell>
                <text:p text:style-name="P1">TOTAAL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ahnschrift" svg:font-family="Bahnschrift" style:font-family-generic="swiss" style:font-pitch="variable"/>
    <style:font-face style:name="Calibri" svg:font-family="Calibri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3T21:11:00.531000000</meta:creation-date>
    <dc:date>2019-12-13T21:15:39.831000000</dc:date>
    <meta:editing-duration>PT4M40S</meta:editing-duration>
    <meta:editing-cycles>1</meta:editing-cycles>
    <meta:document-statistic meta:object-count="1"/>
    <meta:generator>LibreOffice/6.1.3.2$Windows_X86_64 LibreOffice_project/86daf60bf00efa86ad547e59e09d6bb77c699acb</meta:generator>
  </office:meta>
</office:document-meta>
</file>